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A000002D0B94E5F60F2D81D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Sans" svg:font-family="'Latin Modern Sans'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9.001cm" svg:height="13.028cm" draw:z-index="0"><draw:image xlink:href="Pictures/100000000000041A000002D0B94E5F60F2D81D45.png" xlink:type="simple" xlink:show="embed" xlink:actuate="onLoad" loext:mime-type="image/png"/></draw:frame><draw:frame draw:style-name="fr2" draw:name="Bild2" text:anchor-type="paragraph" svg:x="0.046cm" svg:y="14.684cm" svg:width="19.001cm" svg:height="13.028cm" draw:z-index="1"><draw:image xlink:href="Pictures/100000000000041A000002D0B94E5F60F2D81D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Sans" svg:font-family="'Latin Modern Sans'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in Modern Sans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atin Modern Sans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in Modern Sans" fo:font-family="'Latin Modern Sans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atin Modern Sans" fo:font-family="'Latin Moder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in Modern Sans" fo:font-family="'Latin Moder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in Modern Sans" fo:font-family="'Latin Modern Sans'" style:font-family-generic="swiss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Voß</meta:initial-creator>
    <meta:creation-date>2018-09-11T20:19:21.117285615</meta:creation-date>
    <dc:date>2018-09-11T20:20:57.891818377</dc:date>
    <dc:creator>Sebastian Voß</dc:creator>
    <meta:editing-duration>PT1M3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